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9">
            <text:p>19</text:p>
          </table:table-cell>
          <table:table-cell office:value-type="float" office:value="3.8">
            <text:p>3,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04">
            <text:p>4,0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78">
            <text:p>4,7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75">
            <text:p>4,7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67">
            <text:p>4,6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.7">
            <text:p>4,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.67">
            <text:p>4,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.66">
            <text:p>4,6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.7">
            <text:p>4,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.63">
            <text:p>4,6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.6">
            <text:p>4,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.85">
            <text:p>4,8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.88">
            <text:p>4,8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.86">
            <text:p>4,8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.86">
            <text:p>4,8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.92">
            <text:p>4,9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.82">
            <text:p>4,8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.01">
            <text:p>4,0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.07">
            <text:p>4,0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.1">
            <text:p>3,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.03">
            <text:p>3,0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T in C</text:p>
          </table:table-cell>
          <table:table-cell office:value-type="string">
            <text:p>leistung yag mw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Error 0,04 al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I=500mA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7">27.01.2012</text:date>, <text:time>11:21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 Wille</meta:initial-creator>
    <meta:creation-date>2012-01-27T11:17:39</meta:creation-date>
    <dc:date>2012-01-27T11:21:16</dc:date>
    <dc:creator>Carolin Wille</dc:creator>
    <meta:editing-duration>PT00H03M37S</meta:editing-duration>
    <meta:editing-cycles>1</meta:editing-cycles>
    <meta:document-statistic meta:table-count="3" meta:cell-count="48" meta:object-count="0"/>
    <meta:generator>OpenOffice.org/3.2$Unix OpenOffice.org_project/320m19$Build-9505</meta:generator>
  </office:meta>
</office:document-meta>
</file>